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263d" officeooo:paragraph-rsid="0004263d"/>
    </style:style>
    <style:style style:name="P2" style:family="paragraph" style:parent-style-name="Standard">
      <style:text-properties officeooo:rsid="0005b0f6" officeooo:paragraph-rsid="0005b0f6"/>
    </style:style>
    <style:style style:name="P3" style:family="paragraph" style:parent-style-name="Standard">
      <style:text-properties officeooo:rsid="0006f0e1" officeooo:paragraph-rsid="0006f0e1"/>
    </style:style>
    <style:style style:name="P4" style:family="paragraph" style:parent-style-name="Standard">
      <style:text-properties officeooo:rsid="00085a64" officeooo:paragraph-rsid="00085a64"/>
    </style:style>
    <style:style style:name="P5" style:family="paragraph" style:parent-style-name="Standard">
      <style:text-properties officeooo:rsid="00097820" officeooo:paragraph-rsid="00097820"/>
    </style:style>
    <style:style style:name="P6" style:family="paragraph" style:parent-style-name="Standard">
      <style:text-properties officeooo:rsid="00097820" officeooo:paragraph-rsid="000b2259"/>
    </style:style>
    <style:style style:name="P7" style:family="paragraph" style:parent-style-name="Standard">
      <style:text-properties officeooo:rsid="00097820" officeooo:paragraph-rsid="000bcf2c"/>
    </style:style>
    <style:style style:name="P8" style:family="paragraph" style:parent-style-name="Standard">
      <style:text-properties officeooo:rsid="00097820" officeooo:paragraph-rsid="000d4bc5"/>
    </style:style>
    <style:style style:name="P9" style:family="paragraph" style:parent-style-name="Standard">
      <style:text-properties officeooo:rsid="000d4bc5" officeooo:paragraph-rsid="000d4bc5"/>
    </style:style>
    <style:style style:name="P10" style:family="paragraph" style:parent-style-name="Standard">
      <style:text-properties officeooo:rsid="000e9062" officeooo:paragraph-rsid="000e9062"/>
    </style:style>
    <style:style style:name="P11" style:family="paragraph" style:parent-style-name="Standard">
      <style:text-properties officeooo:rsid="001005b5" officeooo:paragraph-rsid="001005b5"/>
    </style:style>
    <style:style style:name="P12" style:family="paragraph" style:parent-style-name="Standard">
      <style:text-properties officeooo:rsid="001005b5" officeooo:paragraph-rsid="0011774e"/>
    </style:style>
    <style:style style:name="P13" style:family="paragraph" style:parent-style-name="Standard">
      <style:text-properties officeooo:rsid="00130745" officeooo:paragraph-rsid="00130745"/>
    </style:style>
    <style:style style:name="P14" style:family="paragraph" style:parent-style-name="Standard">
      <style:text-properties officeooo:rsid="0013b57f" officeooo:paragraph-rsid="0013b57f"/>
    </style:style>
    <style:style style:name="P15" style:family="paragraph" style:parent-style-name="Standard">
      <style:text-properties officeooo:rsid="001527e3" officeooo:paragraph-rsid="001527e3"/>
    </style:style>
    <style:style style:name="P16" style:family="paragraph" style:parent-style-name="Standard">
      <style:text-properties officeooo:rsid="00160ffd" officeooo:paragraph-rsid="00160ffd"/>
    </style:style>
    <style:style style:name="T1" style:family="text">
      <style:text-properties officeooo:rsid="0006f0e1"/>
    </style:style>
    <style:style style:name="T2" style:family="text">
      <style:text-properties officeooo:rsid="00085a64"/>
    </style:style>
    <style:style style:name="T3" style:family="text">
      <style:text-properties officeooo:rsid="000b2259"/>
    </style:style>
    <style:style style:name="T4" style:family="text">
      <style:text-properties officeooo:rsid="000bcf2c"/>
    </style:style>
    <style:style style:name="T5" style:family="text">
      <style:text-properties officeooo:rsid="000d4bc5"/>
    </style:style>
    <style:style style:name="T6" style:family="text">
      <style:text-properties officeooo:rsid="001527e3"/>
    </style:style>
    <style:style style:name="T7" style:family="text">
      <style:text-properties officeooo:rsid="00160ffd"/>
    </style:style>
    <style:style style:name="T8" style:family="text">
      <style:text-properties officeooo:rsid="001d67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… what I need to do first is…:</text:p>
      <text:p text:style-name="P1">1.<text:tab/>I need two players, obviously one of them needs to be a the computer.</text:p>
      <text:p text:style-name="P1">1a.<text:tab/>the computer needs to be a function named computerplay</text:p>
      <text:p text:style-name="P1">1a.a<text:tab/>I need to randomize the choice the computer makes.</text:p>
      <text:p text:style-name="P1">1b.<text:tab/>the players input will be taken via input.</text:p>
      <text:p text:style-name="P1">2.<text:tab/>I need a way to see who won</text:p>
      <text:p text:style-name="P1">2a<text:tab/>the checker must take 2 inputs and check who won and return a string of the winner name</text:p>
      <text:p text:style-name="P1">3. <text:tab/>I need a counter that plays 5 games</text:p>
      <text:p text:style-name="P1">4<text:tab/>I need a checker that checks who got more of a score among the 5 games </text:p>
      <text:p text:style-name="P1"/>
      <text:p text:style-name="P1"/>
      <text:p text:style-name="P1"/>
      <text:p text:style-name="P1"/>
      <text:p text:style-name="P1"/>
      <text:p text:style-name="P1">1<text:tab/>two variable are required at the start of the game one from the player the other from the computer.</text:p>
      <text:p text:style-name="P1">2<text:tab/>these two will be sent to the “checker” and the checker will establish who won that round.</text:p>
      <text:p text:style-name="P1">3<text:tab/>the checker will return the winner as a string</text:p>
      <text:p text:style-name="P1">4<text:tab/>the string will be sent to a “counter” the counter will hold record of the number of rounds as well as the win lose ratio.</text:p>
      <text:p text:style-name="P2">5<text:tab/>the counter will output number of games played, and the ratio.</text:p>
      <text:p text:style-name="P2">The game will decide who won based on ratio and games played</text:p>
      <text:p text:style-name="P2"/>
      <text:p text:style-name="P2"/>
      <text:p text:style-name="P2"/>
      <text:p text:style-name="P2"/>
      <text:p text:style-name="P2"/>
      <text:p text:style-name="P2">computerplay{</text:p>
      <text:p text:style-name="P2">take a random number between 1 and 111 place it in x;</text:p>
      <text:p text:style-name="P2">if x is &gt;= <text:s/><text:span text:style-name="T2">1</text:span>and <text:s/>&lt;= 37 put rock in y;</text:p>
      <text:p text:style-name="P2">if x is &gt;= 38 and &lt;= 74 put paper in y;</text:p>
      <text:p text:style-name="P2">else put scissor in y;</text:p>
      <text:p text:style-name="P2">return y</text:p>
      <text:p text:style-name="P2">}</text:p>
      <text:p text:style-name="P2"/>
      <text:p text:style-name="P2">player{</text:p>
      <text:p text:style-name="P2">take a string from player( rock, paper, scissor) place it in <text:span text:style-name="T1">x;</text:span></text:p>
      <text:p text:style-name="P3">convert x into lower case and place it in z;</text:p>
      <text:p text:style-name="P3">remove all but the first from z and place letter in y;</text:p>
      <text:p text:style-name="P3">if y is r place rock in k;</text:p>
      <text:p text:style-name="P3">if y is p place paper in k;</text:p>
      <text:p text:style-name="P3">if y is s place scissor in k;</text:p>
      <text:p text:style-name="P3">else go to restart???</text:p>
      <text:p text:style-name="P4">return k</text:p>
      <text:p text:style-name="P2">}</text:p>
      <text:p text:style-name="P2"/>
      <text:p text:style-name="P4">checker{</text:p>
      <text:p text:style-name="P4">take two values and place them in x and y;</text:p>
      <text:p text:style-name="P5">if x =y put tie in <text:span text:style-name="T3">set</text:span>;</text:p>
      <text:p text:style-name="P6"><text:soft-page-break/>if <text:s/><text:span text:style-name="T3">x = rock and y = paper put “ you </text:span><text:span text:style-name="T8">win</text:span><text:span text:style-name="T3"> </text:span><text:span text:style-name="T8">paper</text:span><text:span text:style-name="T3"> beats </text:span><text:span text:style-name="T8">rock</text:span><text:span text:style-name="T3">” in set </text:span><text:span text:style-name="T6">and </text:span><text:span text:style-name="T8">2</text:span><text:span text:style-name="T6"> in w</text:span><text:span text:style-name="T3">;</text:span></text:p>
      <text:p text:style-name="P7"><text:span text:style-name="T3">if x = </text:span><text:span text:style-name="T4">paper and y = rock put “ you </text:span><text:span text:style-name="T8">lose paper </text:span><text:span text:style-name="T4">beats </text:span><text:span text:style-name="T8">rock</text:span><text:span text:style-name="T4">” in set </text:span><text:span text:style-name="T6">and </text:span><text:span text:style-name="T8">1 =pa</text:span><text:span text:style-name="T6"> in w</text:span><text:span text:style-name="T4">;</text:span></text:p>
      <text:p text:style-name="P7"><text:span text:style-name="T4">if x = paper and y = scissor put “you win scissor beats paper” in set </text:span><text:span text:style-name="T6">and 2 in w</text:span><text:span text:style-name="T4">;</text:span></text:p>
      <text:p text:style-name="P7"><text:span text:style-name="T4">if x = scissor and y = paper put “ you lose scissor beats paper” in set </text:span><text:span text:style-name="T6">and 1 in w</text:span><text:span text:style-name="T4">;</text:span></text:p>
      <text:p text:style-name="P8"><text:span text:style-name="T5">if x = rock and y = scissor put “ you lose rock beats scissor” in set </text:span><text:span text:style-name="T6">and 1 in w</text:span><text:span text:style-name="T5">;</text:span></text:p>
      <text:p text:style-name="P8"><text:span text:style-name="T5">if</text:span><text:span text:style-name="T3"> </text:span><text:span text:style-name="T5">x = <text:s/>scissor and y = rock put “ you win rock beats scissor” in set </text:span><text:span text:style-name="T6">and 2 in w</text:span><text:span text:style-name="T5">;</text:span></text:p>
      <text:p text:style-name="P15">print set</text:p>
      <text:p text:style-name="P9">return <text:span text:style-name="T6">w</text:span></text:p>
      <text:p text:style-name="P4">}</text:p>
      <text:p text:style-name="P4"/>
      <text:p text:style-name="P10">game{</text:p>
      <text:p text:style-name="P11">r = 0;</text:p>
      <text:p text:style-name="P15">o = 0</text:p>
      <text:p text:style-name="P15">p =0</text:p>
      <text:p text:style-name="P11">while r&lt;=5:</text:p>
      <text:p text:style-name="P13"><text:span text:style-name="T6">[</text:span>run computerplay();</text:p>
      <text:p text:style-name="P13">run player();</text:p>
      <text:p text:style-name="P13">run checker(y , k);</text:p>
      <text:p text:style-name="P14">l = <text:span text:style-name="T6">w;</text:span></text:p>
      <text:p text:style-name="P15">if l = 1 then <text:s/>add 1 to o;</text:p>
      <text:p text:style-name="P15">if l = 2 then <text:s/>add 1 to p]</text:p>
      <text:p text:style-name="P15">if p &gt; o print player wins</text:p>
      <text:p text:style-name="P15">if o&gt; <text:span text:style-name="T7">p <text:s/>print player loses</text:span></text:p>
      <text:p text:style-name="P16">if o==p print its a tie</text:p>
      <text:p text:style-name="P15"/>
      <text:p text:style-name="P14"/>
      <text:p text:style-name="P12"/>
      <text:p text:style-name="P10">}</text:p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20:35:04.255377529</meta:creation-date>
    <dc:date>2021-07-01T05:21:36.693761018</dc:date>
    <meta:editing-duration>PT16M37S</meta:editing-duration>
    <meta:editing-cycles>1</meta:editing-cycles>
    <meta:document-statistic meta:table-count="0" meta:image-count="0" meta:object-count="0" meta:page-count="2" meta:paragraph-count="59" meta:word-count="523" meta:character-count="2231" meta:non-whitespace-character-count="1758"/>
    <meta:generator>LibreOffice/7.1.3.2$Linux_X86_64 LibreOffice_project/10$Build-2</meta:generator>
  </office:meta>
</office:document-meta>
</file>